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ea726" officeooo:paragraph-rsid="001ea726"/>
    </style:style>
    <style:style style:name="P2" style:family="paragraph" style:parent-style-name="Standard">
      <style:text-properties officeooo:rsid="001f8a76" officeooo:paragraph-rsid="001f8a76"/>
    </style:style>
    <style:style style:name="T1" style:family="text">
      <style:text-properties officeooo:rsid="00204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pg 1)<text:line-break/>blir ganske enkelt, men det med skriveren kommer an på hvilken løsning dem bruker</text:p>
      <text:p text:style-name="P1"/>
      <text:p text:style-name="P1">Oppg 2)</text:p>
      <text:p text:style-name="P1">Nettverket til bedriften er et stort rot. Akkurat nå er det 1x aksesspunkt på hvert kontor som er på et</text:p>
      <text:p text:style-name="P1">nettverk hvor kodelåsene til dørene er tilkoblet. Det er også et annet nettverk som gir tilgang til</text:p>
      <text:p text:style-name="P1">fellesarealet og møterommene. Disse nettverkene snakker ikke sammen.</text:p>
      <text:p text:style-name="P1">Du er bestilt inn for å komme med en løsning for å ordne dette. Her er noen av kravene til løsningen.</text:p>
      <text:p text:style-name="P1"><text:tab/>Det må være 4 nettverk.</text:p>
      <text:p text:style-name="P1"><text:tab/><text:tab/>Disse nettverkene skal være delt opp</text:p>
      <text:p text:style-name="P1"><text:tab/><text:tab/>Du har en IP-rekkevidde å forholde deg til 10.1.10.0 10.1.10.255/24</text:p>
      <text:p text:style-name="P1"><text:tab/><text:tab/><text:tab/>Nettverk 1: skal bare ha IP tilganger til datamaskiner på kontorene og</text:p>
      <text:p text:style-name="P1"><text:tab/><text:tab/><text:tab/>nettverksprinteren. Dette nettverket skal være helt nedstengt og ikke</text:p>
      <text:p text:style-name="P1"><text:tab/><text:tab/><text:tab/>være tilgjengelig for andre enheter.</text:p>
      <text:p text:style-name="P1"><text:tab/><text:tab/><text:tab/>Nettverk 2: Alle andre enheter de ansatte eier kan kobles til.</text:p>
      <text:p text:style-name="P1"><text:tab/><text:tab/><text:tab/>Nettverk 3: Alle dørlåsene</text:p>
      <text:p text:style-name="P1"><text:tab/><text:tab/><text:tab/>Nettverk 4: Gjestenettet</text:p>
      <text:p text:style-name="P1"><text:tab/>Vis hvordan du ville satt opp dette. Her kan du bruke flere eksempler.</text:p>
      <text:p text:style-name="P1"/>
      <text:p text:style-name="P1"/>
      <text:p text:style-name="P2">Bare lage 4 VLAN <text:span text:style-name="T1">også reservere ip addresser for enhetene som er fast I nettverket(skriver, stasjonære Pcer, dørlåsene, etc.) + kanskje 20-30 reserve addresser, og resten til gjestenettet. Så bare ordne routing mellom vlane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HarmonyOS Sans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HarmonyOS Sans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armonyOS Sans SC" style:font-family-asian="'HarmonyOS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20:27.142643333</meta:creation-date>
    <dc:date>2025-03-12T08:22:06.882362266</dc:date>
    <meta:editing-duration>PT17H11M38S</meta:editing-duration>
    <meta:editing-cycles>1</meta:editing-cycles>
    <meta:document-statistic meta:table-count="0" meta:image-count="0" meta:object-count="0" meta:page-count="1" meta:paragraph-count="17" meta:word-count="196" meta:character-count="1199" meta:non-whitespace-character-count="996"/>
    <meta:generator>LibreOffice/24.8.4.2$Linux_X86_64 LibreOffice_project/480$Build-2</meta:generator>
  </office:meta>
</office:document-meta>
</file>